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c74" officeooo:paragraph-rsid="00066c7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6c74" officeooo:paragraph-rsid="00066c74"/>
    </style:style>
    <style:style style:name="P3" style:family="paragraph" style:parent-style-name="Standard">
      <style:text-properties style:text-underline-style="solid" style:text-underline-width="auto" style:text-underline-color="font-color" officeooo:rsid="00066c74" officeooo:paragraph-rsid="00066c74"/>
    </style:style>
    <style:style style:name="P4" style:family="paragraph" style:parent-style-name="Standard">
      <style:text-properties style:text-underline-style="solid" style:text-underline-width="auto" style:text-underline-color="font-color" officeooo:rsid="0007055e" officeooo:paragraph-rsid="0007055e"/>
    </style:style>
    <style:style style:name="P5" style:family="paragraph" style:parent-style-name="Standard">
      <style:text-properties style:text-underline-style="solid" style:text-underline-width="auto" style:text-underline-color="font-color" officeooo:rsid="000a3f16" officeooo:paragraph-rsid="000a3f1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055e"/>
    </style:style>
    <style:style style:name="T3" style:family="text">
      <style:text-properties style:text-underline-style="none" officeooo:rsid="0008cae7"/>
    </style:style>
    <style:style style:name="T4" style:family="text">
      <style:text-properties officeooo:rsid="0007055e"/>
    </style:style>
    <style:style style:name="T5" style:family="text">
      <style:text-properties officeooo:rsid="000bd3c7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style:text-underline-style="none" officeooo:rsid="000bd3c7"/>
    </style:style>
    <style:style style:name="T9" style:family="text">
      <style:text-properties style:text-line-through-style="none" style:text-line-through-type="none" style:text-underline-style="none" officeooo:rsid="000c424d"/>
    </style:style>
    <style:style style:name="T10" style:family="text">
      <style:text-properties style:text-line-through-style="none" style:text-line-through-type="none" style:text-underline-style="none" officeooo:rsid="000c8afb"/>
    </style:style>
    <style:style style:name="T11" style:family="text">
      <style:text-properties style:text-line-through-style="none" style:text-line-through-type="none" style:text-underline-style="none" officeooo:rsid="000e68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01</text:p>
      <text:p text:style-name="P1"/>
      <text:p text:style-name="P1"/>
      <text:p text:style-name="P1"/>
      <text:p text:style-name="P3">Exercice 2</text:p>
      <text:p text:style-name="P3">1.<text:span text:style-name="T1">l’erreur signalée est une erreur a la ligne 23, il manque un 2 points (erreur de syntaxe) et le programme ne détecte pas d’autres erreur</text:span></text:p>
      <text:p text:style-name="P3">2.<text:span text:style-name="T1">la première erreur est qu’il manque un then après le if (erreur de syntaxe) puis il y a une erreur d’écriture mais la deuxième n’avait pas était détecté par python.</text:span><text:span text:style-name="T3">En faisant des tests sur toutes les branches.</text:span></text:p>
      <text:p text:style-name="P3">3.<text:span text:style-name="T2">cela permet de détecter plus d’erreur</text:span></text:p>
      <text:p text:style-name="P3">Exercice 3</text:p>
      <text:p text:style-name="P3">1.</text:p>
      <text:p text:style-name="P4">2.</text:p>
      <text:p text:style-name="P5">Exercice 4</text:p>
      <text:p text:style-name="P5">1. <text:span text:style-name="T8">ok 2.</text:span><text:span text:style-name="T9">ok 3.</text:span><text:span text:style-name="T10">ok 4. </text:span><text:span text:style-name="T11">O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3T08:32:14.765506533</meta:creation-date>
    <dc:date>2023-09-13T09:50:14.941757181</dc:date>
    <meta:editing-duration>PT6M49S</meta:editing-duration>
    <meta:editing-cycles>1</meta:editing-cycles>
    <meta:document-statistic meta:table-count="0" meta:image-count="0" meta:object-count="0" meta:page-count="1" meta:paragraph-count="10" meta:word-count="83" meta:character-count="447" meta:non-whitespace-character-count="374"/>
    <meta:generator>LibreOffice/6.4.7.2$Linux_X86_64 LibreOffice_project/40$Build-2</meta:generator>
  </office:meta>
</office:document-meta>
</file>